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OpenSymbol" svg:font-family="OpenSymbol"/>
    <style:font-face style:name="Segoe UI1" svg:font-family="'Segoe UI'" style:font-adornments="Normal"/>
    <style:font-face style:name="Mangal" svg:font-family="Mangal" style:font-pitch="variable"/>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text-outline="false" style:text-line-through-style="none" style:font-name="Times New Roman"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2" style:family="paragraph" style:parent-style-name="Standard">
      <style:paragraph-properties fo:text-align="justify" style:justify-single-word="false"/>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3" style:family="paragraph" style:parent-style-name="Standard">
      <style:paragraph-properties fo:text-align="justify" style:justify-single-word="false"/>
      <style:text-properties style:font-name="Times New Roman" fo:font-size="12pt" style:font-size-asian="12pt" style:font-size-complex="12pt"/>
    </style:style>
    <style:style style:name="P4" style:family="paragraph" style:parent-style-name="Standard">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5" style:family="paragraph" style:parent-style-name="Standard">
      <style:paragraph-properties fo:text-align="justify"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6" style:family="paragraph" style:parent-style-name="Standard">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7" style:family="paragraph" style:parent-style-name="Standard">
      <style:paragraph-properties fo:text-align="justify"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8" style:family="paragraph" style:parent-style-name="Standard">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9" style:family="paragraph" style:parent-style-name="Standard">
      <style:paragraph-properties fo:text-align="justify" style:justify-single-word="false" style:text-autospace="none" style:writing-mode="lr-tb"/>
      <style:text-properties style:text-outline="false" style:text-line-through-style="none" style:font-name="Times New Roman" fo:font-size="18pt" fo:font-style="normal" fo:text-shadow="none" style:text-underline-style="none" fo:font-weight="bold" style:font-name-asian="Arial" style:font-size-asian="18pt" style:font-style-asian="normal" style:font-weight-asian="bold" style:font-name-complex="Arial" style:font-size-complex="18pt" style:font-style-complex="normal" style:font-weight-complex="bold" style:text-emphasize="none" style:text-overline-style="none" style:text-overline-color="font-color"/>
    </style:style>
    <style:style style:name="P10" style:family="paragraph" style:parent-style-name="Standard">
      <style:paragraph-properties fo:text-align="start" style:justify-single-word="false" style:text-autospace="none" style:writing-mode="lr-tb"/>
      <style:text-properties style:text-outline="false" style:text-line-through-style="none" style:font-name="Times New Roman" fo:font-size="18pt" fo:font-style="normal" fo:text-shadow="none" style:text-underline-style="none" fo:font-weight="bold" style:font-name-asian="Arial" style:font-size-asian="18pt" style:font-style-asian="normal" style:font-weight-asian="bold" style:font-name-complex="Arial" style:font-size-complex="18pt" style:font-style-complex="normal" style:font-weight-complex="bold" style:text-emphasize="none" style:text-overline-style="none" style:text-overline-color="font-color"/>
    </style:style>
    <style:style style:name="P11" style:family="paragraph" style:parent-style-name="Standard">
      <style:paragraph-properties fo:text-align="start" style:justify-single-word="false" style:text-autospace="none" style:writing-mode="lr-tb"/>
      <style:text-properties style:font-name="Times New Roman" fo:font-size="12pt" style:font-size-asian="12pt" style:font-size-complex="12pt"/>
    </style:style>
    <style:style style:name="P12" style:family="paragraph" style:parent-style-name="Standard">
      <style:paragraph-properties fo:text-align="justify" style:justify-single-word="false" fo:break-before="page"/>
      <style:text-properties style:text-outline="false" style:text-line-through-style="none" style:font-name="Times New Roman" fo:font-size="18pt" fo:font-style="normal" fo:text-shadow="none" style:text-underline-style="none" fo:font-weight="bold" style:font-name-asian="Arial" style:font-size-asian="18pt" style:font-style-asian="normal" style:font-weight-asian="bold" style:font-name-complex="Arial" style:font-size-complex="18pt" style:font-style-complex="normal" style:font-weight-complex="bold" style:text-emphasize="none" style:text-overline-style="none" style:text-overline-color="font-color"/>
    </style:style>
    <style:style style:name="P13" style:family="paragraph" style:parent-style-name="Standard">
      <style:paragraph-properties fo:text-align="start" style:justify-single-word="false" fo:break-before="page" style:text-autospace="none" style:writing-mode="lr-tb"/>
      <style:text-properties style:text-outline="false" style:text-line-through-style="none" style:font-name="Times New Roman" fo:font-size="18pt" fo:font-style="normal" fo:text-shadow="none" style:text-underline-style="none" fo:font-weight="bold" style:font-name-asian="Arial" style:font-size-asian="18pt" style:font-style-asian="normal" style:font-weight-asian="bold" style:font-name-complex="Arial" style:font-size-complex="18pt" style:font-style-complex="normal" style:font-weight-complex="bold" style:text-emphasize="none" style:text-overline-style="none" style:text-overline-color="font-color"/>
    </style:style>
    <style:style style:name="P14" style:family="paragraph" style:parent-style-name="Standard">
      <style:paragraph-properties fo:text-align="justify" style:justify-single-word="false"/>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5" style:family="paragraph" style:parent-style-name="Standard" style:list-style-name="L5">
      <style:paragraph-properties fo:text-align="justify" style:justify-single-word="false"/>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6" style:family="paragraph" style:parent-style-name="Standard">
      <style:paragraph-properties fo:text-align="justify" style:justify-single-word="false"/>
      <style:text-properties style:text-outline="false" style:text-line-through-style="none" style:font-name="Times New Roman"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text-overline-style="none" style:text-overline-color="font-color"/>
    </style:style>
    <style:style style:name="P17" style:family="paragraph" style:parent-style-name="Standard">
      <style:paragraph-properties fo:text-align="justify" style:justify-single-word="false"/>
      <style:text-properties style:font-name="Times New Roman" fo:font-size="12pt" style:font-size-asian="12pt" style:font-size-complex="12pt"/>
    </style:style>
    <style:style style:name="P18" style:family="paragraph" style:parent-style-name="Standard" style:list-style-name="L5">
      <style:paragraph-properties fo:text-align="justify" style:justify-single-word="false"/>
      <style:text-properties style:font-name="Times New Roman" fo:font-size="12pt" style:font-size-asian="12pt" style:font-size-complex="12pt"/>
    </style:style>
    <style:style style:name="P19" style:family="paragraph" style:parent-style-name="Standard" style:list-style-name="L1">
      <style:paragraph-properties fo:text-align="justify"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20" style:family="paragraph" style:parent-style-name="Standard" style:list-style-name="L2">
      <style:paragraph-properties fo:text-align="justify"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21" style:family="paragraph" style:parent-style-name="Standard" style:list-style-name="L6">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22" style:family="paragraph" style:parent-style-name="Standard">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23" style:family="paragraph" style:parent-style-name="Standard" style:list-style-name="L9">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24" style:family="paragraph" style:parent-style-name="Standard" style:list-style-name="L12">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25" style:family="paragraph" style:parent-style-name="Standard" style:list-style-name="L15">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26" style:family="paragraph" style:parent-style-name="Standard" style:list-style-name="L17">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27" style:family="paragraph" style:parent-style-name="Standard" style:list-style-name="L19">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28" style:family="paragraph" style:parent-style-name="Standard">
      <style:paragraph-properties fo:text-align="justify"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29" style:family="paragraph" style:parent-style-name="Standard" style:list-style-name="L6">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30" style:family="paragraph" style:parent-style-name="Standard">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31" style:family="paragraph" style:parent-style-name="Standard" style:list-style-name="L12">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32" style:family="paragraph" style:parent-style-name="Standard" style:list-style-name="L3">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33" style:family="paragraph" style:parent-style-name="Standard" style:list-style-name="L8">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34" style:family="paragraph" style:parent-style-name="Standard">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35" style:family="paragraph" style:parent-style-name="Standard" style:list-style-name="L11">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36" style:family="paragraph" style:parent-style-name="Standard" style:list-style-name="L13">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37" style:family="paragraph" style:parent-style-name="Standard" style:list-style-name="L14">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38" style:family="paragraph" style:parent-style-name="Standard" style:list-style-name="L15">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39" style:family="paragraph" style:parent-style-name="Standard" style:list-style-name="L16">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40" style:family="paragraph" style:parent-style-name="Standard" style:list-style-name="L18">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41" style:family="paragraph" style:parent-style-name="Standard" style:list-style-name="L19">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42" style:family="paragraph" style:parent-style-name="Standard">
      <style:paragraph-properties fo:text-align="start" style:justify-single-word="false" style:text-autospace="none" style:writing-mode="lr-tb"/>
      <style:text-properties style:text-outline="false" style:text-line-through-style="none" style:font-name="Times New Roman"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text-overline-style="none" style:text-overline-color="font-color"/>
    </style:style>
    <style:style style:name="P43" style:family="paragraph" style:parent-style-name="Standard">
      <style:paragraph-properties fo:text-align="start" style:justify-single-word="false" style:text-autospace="none" style:writing-mode="lr-tb"/>
      <style:text-properties style:text-outline="false" style:text-line-through-style="none" style:font-name="Times New Roman" fo:font-size="12pt" fo:font-style="italic" fo:text-shadow="none" style:text-underline-style="none" fo:font-weight="normal" style:font-name-asian="Arial" style:font-size-asian="12pt" style:font-style-asian="italic" style:font-weight-asian="normal" style:font-name-complex="Arial" style:font-size-complex="12pt" style:font-style-complex="italic" style:font-weight-complex="normal" style:text-emphasize="none" style:text-overline-style="none" style:text-overline-color="font-color"/>
    </style:style>
    <style:style style:name="P44" style:family="paragraph" style:parent-style-name="Standard">
      <style:paragraph-properties fo:text-align="start" style:justify-single-word="false" style:text-autospace="none" style:writing-mode="lr-tb"/>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45" style:family="paragraph" style:parent-style-name="Standard" style:list-style-name="">
      <style:paragraph-properties fo:text-align="start" style:justify-single-word="false" style:text-autospace="none" style:writing-mode="lr-tb"/>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46" style:family="paragraph" style:parent-style-name="Standard" style:list-style-name="">
      <style:paragraph-properties fo:text-align="start" style:justify-single-word="false" style:text-autospace="none" style:writing-mode="lr-tb"/>
      <style:text-properties style:text-outline="false" style:text-line-through-style="none" style:font-name="Mangal" fo:font-size="10pt" fo:font-style="normal" fo:text-shadow="none" style:text-underline-style="none" fo:font-weight="normal" style:font-name-asian="Mangal" style:font-size-asian="10pt" style:font-style-asian="normal" style:font-weight-asian="normal" style:font-name-complex="Mangal" style:font-size-complex="10pt" style:font-style-complex="normal" style:font-weight-complex="normal" style:text-emphasize="none" style:text-overline-style="none" style:text-overline-color="font-color"/>
    </style:style>
    <style:style style:name="P47" style:family="paragraph" style:parent-style-name="Standard" style:list-style-name="L22">
      <style:paragraph-properties fo:text-align="start" style:justify-single-word="false" style:text-autospace="none" style:writing-mode="lr-tb"/>
      <style:text-properties style:text-outline="false" style:text-line-through-style="none" style:font-name="Times New Roman"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48" style:family="paragraph" style:parent-style-name="Standard">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bold" style:font-name-asian="Mangal" style:font-size-asian="12pt" style:font-style-asian="normal" style:font-weight-asian="bold" style:font-name-complex="Mangal" style:font-size-complex="12pt" style:font-style-complex="normal" style:font-weight-complex="bold" style:text-emphasize="none" style:text-overline-style="none" style:text-overline-color="font-color"/>
    </style:style>
    <style:style style:name="P49" style:family="paragraph" style:parent-style-name="Standard">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50" style:family="paragraph" style:parent-style-name="Standard" style:list-style-name="L21">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51" style:family="paragraph" style:parent-style-name="Standard" style:list-style-name="L23">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52" style:family="paragraph" style:parent-style-name="Standard">
      <style:paragraph-properties fo:text-align="justify"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53" style:family="paragraph" style:parent-style-name="Standard" style:list-style-name="L24">
      <style:paragraph-properties fo:text-align="justify"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54" style:family="paragraph" style:parent-style-name="Standard" style:list-style-name="">
      <style:paragraph-properties fo:text-align="justify"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55" style:family="paragraph" style:parent-style-name="Standard" style:list-style-name="L29">
      <style:paragraph-properties fo:text-align="justify"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56" style:family="paragraph" style:parent-style-name="Standard" style:list-style-name="L30">
      <style:paragraph-properties fo:text-align="justify"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57" style:family="paragraph" style:parent-style-name="Standard" style:list-style-name="L32">
      <style:paragraph-properties fo:text-align="justify"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58" style:family="paragraph" style:parent-style-name="Standard" style:list-style-name="L33">
      <style:paragraph-properties fo:text-align="justify"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59" style:family="paragraph" style:parent-style-name="Standard">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60" style:family="paragraph" style:parent-style-name="Standard" style:list-style-name="L20">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61" style:family="paragraph" style:parent-style-name="Standard" style:list-style-name="L23">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62" style:family="paragraph" style:parent-style-name="Standard" style:list-style-name="L22">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63" style:family="paragraph" style:parent-style-name="Standard">
      <style:paragraph-properties fo:text-align="justify"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64" style:family="paragraph" style:parent-style-name="Standard" style:list-style-name="L25">
      <style:paragraph-properties fo:text-align="justify"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65" style:family="paragraph" style:parent-style-name="Standard" style:list-style-name="">
      <style:paragraph-properties fo:text-align="justify"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66" style:family="paragraph" style:parent-style-name="Standard" style:list-style-name="L27">
      <style:paragraph-properties fo:text-align="justify"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67" style:family="paragraph" style:parent-style-name="Standard" style:list-style-name="L31">
      <style:paragraph-properties fo:text-align="justify"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68" style:family="paragraph" style:parent-style-name="Standard" style:list-style-name="L32">
      <style:paragraph-properties fo:text-align="justify"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69" style:family="paragraph" style:parent-style-name="Standard" style:list-style-name="L34">
      <style:paragraph-properties fo:text-align="justify"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70" style:family="paragraph" style:parent-style-name="Standard">
      <style:paragraph-properties fo:text-align="justify" style:justify-single-word="false" style:text-autospace="none" style:writing-mode="lr-tb"/>
      <style:text-properties style:text-outline="false" style:text-line-through-style="none" style:font-name="Times New Roman" fo:font-size="18pt" fo:font-style="normal" fo:text-shadow="none" style:text-underline-style="none" fo:font-weight="bold" style:font-name-asian="Arial" style:font-size-asian="18pt" style:font-style-asian="normal" style:font-weight-asian="bold" style:font-name-complex="Arial" style:font-size-complex="18pt" style:font-style-complex="normal" style:font-weight-complex="bold" style:text-emphasize="none" style:text-overline-style="none" style:text-overline-color="font-color"/>
    </style:style>
    <style:style style:name="P71" style:family="paragraph" style:parent-style-name="Standard" style:list-style-name="L12">
      <style:paragraph-properties fo:text-align="start" style:justify-single-word="false" style:text-autospace="none" style:writing-mode="lr-tb"/>
      <style:text-properties style:font-name="Times New Roman" fo:font-size="12pt" style:font-size-asian="12pt" style:font-size-complex="12pt"/>
    </style:style>
    <style:style style:name="P72" style:family="paragraph" style:parent-style-name="Standard" style:list-style-name="L27">
      <style:paragraph-properties fo:text-align="justify" style:justify-single-word="false" style:text-autospace="none" style:writing-mode="lr-tb"/>
      <style:text-properties style:font-name="Times New Roman" fo:font-size="12pt" style:font-size-asian="12pt" style:font-size-complex="12pt"/>
    </style:style>
    <style:style style:name="P73" style:family="paragraph" style:parent-style-name="Standard" style:list-style-name="L27">
      <style:paragraph-properties fo:text-align="justify" style:justify-single-word="false" style:text-autospace="none" style:writing-mode="lr-tb"/>
    </style:style>
    <style:style style:name="P74" style:family="paragraph" style:parent-style-name="Standard">
      <style:paragraph-properties fo:text-align="start" style:justify-single-word="false" style:text-autospace="none" style:writing-mode="lr-tb"/>
      <style:text-properties fo:color="#808080" style:text-outline="false" style:text-line-through-style="none" style:font-name="Times New Roman"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text-overline-style="none" style:text-overline-color="font-color"/>
    </style:style>
    <style:style style:name="P75" style:family="paragraph" style:parent-style-name="Standard">
      <style:paragraph-properties fo:text-align="start" style:justify-single-word="false" style:text-autospace="none" style:writing-mode="lr-tb"/>
      <style:text-properties fo:color="#808080" style:text-outline="false" style:text-line-through-style="none" style:font-name="Times New Roman"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76" style:family="paragraph" style:parent-style-name="Standard" style:list-style-name="L7">
      <style:paragraph-properties fo:text-align="start" style:justify-single-word="false" style:text-autospace="none" style:writing-mode="lr-tb"/>
      <style:text-properties fo:color="#808080"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77" style:family="paragraph" style:parent-style-name="Standard" style:list-style-name="L3">
      <style:paragraph-properties fo:text-align="start" style:justify-single-word="false" style:text-autospace="none" style:writing-mode="lr-tb"/>
      <style:text-properties fo:color="#80808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emphasize="none" style:text-overline-style="none" style:text-overline-color="font-color"/>
    </style:style>
    <style:style style:name="P78" style:family="paragraph" style:parent-style-name="Standard" style:list-style-name="L4">
      <style:paragraph-properties fo:text-align="start" style:justify-single-word="false" style:text-autospace="none" style:writing-mode="lr-tb"/>
      <style:text-properties fo:color="#80808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emphasize="none" style:text-overline-style="none" style:text-overline-color="font-color"/>
    </style:style>
    <style:style style:name="P79" style:family="paragraph" style:parent-style-name="Standard">
      <style:paragraph-properties fo:text-align="start" style:justify-single-word="false" style:text-autospace="none" style:writing-mode="lr-tb"/>
      <style:text-properties fo:color="#808080" style:text-outline="false" style:text-line-through-style="none" style:font-name="Times New Roman" fo:font-size="12pt" fo:text-shadow="none" style:text-underline-style="none" fo:font-weight="normal" style:font-size-asian="12pt" style:font-weight-asian="normal" style:font-size-complex="12pt" style:font-weight-complex="normal" style:text-emphasize="none" style:text-overline-style="none" style:text-overline-color="font-color"/>
    </style:style>
    <style:style style:name="P80" style:family="paragraph" style:parent-style-name="Standard" style:list-style-name="L10">
      <style:paragraph-properties fo:text-align="start" style:justify-single-word="false" style:text-autospace="none" style:writing-mode="lr-tb"/>
      <style:text-properties fo:color="#808080" style:text-outline="false" style:text-line-through-style="none" style:font-name="Times New Roman" fo:font-size="12pt" fo:text-shadow="none" style:text-underline-style="none" fo:font-weight="normal" style:font-size-asian="12pt" style:font-weight-asian="normal" style:font-size-complex="12pt" style:font-weight-complex="normal" style:text-emphasize="none" style:text-overline-style="none" style:text-overline-color="font-color"/>
    </style:style>
    <style:style style:name="P81" style:family="paragraph" style:parent-style-name="Standard">
      <style:paragraph-properties fo:text-align="start" style:justify-single-word="false" fo:break-before="page" style:text-autospace="none" style:writing-mode="lr-tb"/>
      <style:text-properties style:text-outline="false" style:text-line-through-style="none" style:font-name="Times New Roman" fo:font-size="18pt" fo:font-style="normal" fo:text-shadow="none" style:text-underline-style="none" fo:font-weight="bold" style:font-name-asian="Mangal" style:font-size-asian="18pt" style:font-style-asian="normal" style:font-weight-asian="bold" style:font-name-complex="Mangal" style:font-size-complex="18pt" style:font-style-complex="normal" style:font-weight-complex="bold" style:text-emphasize="none" style:text-overline-style="none" style:text-overline-color="font-color"/>
    </style:style>
    <style:style style:name="P82" style:family="paragraph" style:parent-style-name="Standard">
      <style:paragraph-properties fo:text-align="justify" style:justify-single-word="false" fo:break-before="page" style:text-autospace="none" style:writing-mode="lr-tb"/>
      <style:text-properties style:text-outline="false" style:text-line-through-style="none" style:font-name="Times New Roman" fo:font-size="18pt" fo:font-style="normal" fo:text-shadow="none" style:text-underline-style="none" fo:font-weight="bold" style:font-name-asian="Arial" style:font-size-asian="18pt" style:font-style-asian="normal" style:font-weight-asian="bold" style:font-name-complex="Arial" style:font-size-complex="18pt" style:font-style-complex="normal" style:font-weight-complex="bold" style:text-emphasize="none" style:text-overline-style="none" style:text-overline-color="font-color"/>
    </style:style>
    <style:style style:name="T1" style:family="text">
      <style:text-properties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2" style:family="text">
      <style:text-properties style:text-outline="false" style:text-line-through-style="none" fo:font-style="normal" fo:text-shadow="none" style:text-underline-style="none" fo:font-weight="normal" style:font-name-asian="Mangal" style:font-style-asian="normal" style:font-weight-asian="normal" style:font-name-complex="Mangal" style:font-style-complex="normal" style:font-weight-complex="normal" style:text-emphasize="none" style:text-overline-style="none" style:text-overline-color="font-color"/>
    </style:style>
    <style:style style:name="T3" style:family="text">
      <style:text-properties style:text-outline="false" style:text-line-through-style="none"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4" style:family="text">
      <style:text-properties style:text-outline="false" style:text-line-through-style="none" fo:font-style="italic" fo:text-shadow="none" style:text-underline-style="none" fo:font-weight="normal" style:font-name-asian="Mangal" style:font-style-asian="italic" style:font-weight-asian="normal" style:font-name-complex="Mangal" style:font-style-complex="italic" style:font-weight-complex="normal" style:text-emphasize="none" style:text-overline-style="none" style:text-overline-color="font-color"/>
    </style:style>
    <style:style style:name="T5" style:family="text">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6" style:family="text">
      <style:text-properties style:font-name-asian="Times New Roman" style:font-name-complex="Times New Roman"/>
    </style:style>
    <style:style style:name="T7" style:family="text">
      <style:text-properties style:font-name="Arial" style:font-name-asian="Arial" style:font-name-complex="Arial"/>
    </style:style>
    <style:style style:name="T8" style:family="text">
      <style:text-properties style:font-name-asian="Mangal" style:font-name-complex="Mangal"/>
    </style:style>
    <style:style style:name="T9" style:family="text">
      <style:text-properties style:font-name-asian="Arial" style:font-name-complex="Arial"/>
    </style:style>
    <style:style style:name="T10" style:family="text">
      <style:text-properties fo:color="#000000" fo:letter-spacing="normal" style:letter-kerning="false"/>
    </style:style>
    <style:style style:name="T11" style:family="text">
      <style:text-properties fo:color="#000000" fo:letter-spacing="normal" style:letter-kerning="false" style:font-name-asian="Segoe UI" style:font-name-complex="Segoe UI"/>
    </style:style>
    <style:style style:name="T12"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QUERATOCONO</text:p>
      <text:p text:style-name="P5"/>
      <text:p text:style-name="P7"><text:span text:style-name="T6">Es una enfermedad ocular que afecta la estructura de </text:span>la córnea, el tejido transparente que cubre la parte frontal del ojo. Con esta afección, la forma de la córnea cambia lentamente de la forma redonda a una forma cónica. El ojo sobresale. </text:p>
      <text:p text:style-name="P3"/>
      <text:p text:style-name="P3">CAUSA</text:p>
      <text:p text:style-name="P3"/>
      <text:p text:style-name="P5">Desconocida</text:p>
      <text:p text:style-name="P3"/>
      <text:p text:style-name="P3">SÍNTOMAS</text:p>
      <text:list xml:id="list6093318940809925480" text:style-name="L1">
        <text:list-item>
          <text:p text:style-name="P19">Problemas de visión.</text:p>
        </text:list-item>
        <text:list-item>
          <text:p text:style-name="P19">Empañamiento <text:span text:style-name="T6">sutil de la visión <text:s/>(que </text:span>no puede corregirse con gafas)</text:p>
        </text:list-item>
        <text:list-item>
          <text:p text:style-name="P19">halos, resplandor u otros problemas de visión nocturna.</text:p>
        </text:list-item>
        <text:list-item>
          <text:p text:style-name="P19">Empeoramiento de la miopía.</text:p>
        </text:list-item>
        <text:list-item>
          <text:p text:style-name="P19">Desarrollo de astigmatismo.</text:p>
        </text:list-item>
      </text:list>
      <text:p text:style-name="P7"/>
      <text:p text:style-name="P28">TRATAMIENTO</text:p>
      <text:list xml:id="list7271009845287483274" text:style-name="L2">
        <text:list-item>
          <text:p text:style-name="P20"><text:span text:style-name="T6">Las lentes de contacto son el principal tratamiento para la mayoría de los </text:span>pacientes que sufren queratocono. </text:p>
        </text:list-item>
        <text:list-item>
          <text:p text:style-name="P20">El uso de gafas de sol al aire libre después de recibir el diagnóstico puede ayudar a retardar o prevenir el progreso de la enfermedad. </text:p>
        </text:list-item>
        <text:list-item>
          <text:p text:style-name="P20">Durante muchos años, el único tratamiento quirúrgico ha sido el  trasplante de córnea.</text:p>
        </text:list-item>
        <text:list-item>
          <text:p text:style-name="P20">Las siguientes tecnologías más novedosas pueden demorar o prevenir la necesidad de un trasplante de córnea: </text:p>
          <text:list>
            <text:list-item>
              <text:p text:style-name="P20">Energía de radiofrecuencia alta (queratoplastia conductiva): cambia la forma de la córnea, de manera que los lentes de contacto funcionen mejor. </text:p>
            </text:list-item>
            <text:list-item>
              <text:p text:style-name="P20">Implantes corneales (segmentos de anillos intracorneales): cambia la forma de la córnea, de manera que los lentes de contacto funcionen mejor. </text:p>
            </text:list-item>
            <text:list-item>
              <text:p text:style-name="P20">Entrecruzamiento corneal: es un tratamiento experimental que provoca que la córnea se vuelva dura e impide que la afección empeore. La córnea se puede luego reformar con corrección de la visión con láser.</text:p>
            </text:list-item>
          </text:list>
        </text:list-item>
      </text:list>
      <text:p text:style-name="P3"/>
      <text:p text:style-name="P12">GLAUCOMA</text:p>
      <text:p text:style-name="P14"/>
      <text:p text:style-name="P1"><text:span text:style-name="T6">Es un grupo de afecciones oculares que pueden </text:span>dañar al nervio óptico, el cual envía las imágenes que usted ve al cerebro. Con frecuencia, el daño al nervio óptico es causado por el aumento de la presión intraocular pudiendo llegar a provocar ceguera.</text:p>
      <text:p text:style-name="P3"/>
      <text:p text:style-name="P3">CAUSAS</text:p>
      <text:p text:style-name="P3"/>
      <text:p text:style-name="P4">En todos los casos el incremento de la presión intraocular produce daños en el nervio óptico. </text:p>
      <text:p text:style-name="P4">Las gotas para dilatar los ojos así como ciertos medicamentos pueden desencadenar un ataque agudo de glaucoma.</text:p>
      <text:p text:style-name="P3"/>
      <text:p text:style-name="P2">Existen cuatro tipos principales de glaucoma:</text:p>
      <text:p text:style-name="P6"/>
      <text:list xml:id="list5590159048489302705" text:style-name="L3">
        <text:list-item>
          <text:p text:style-name="P32">Glaucoma de ángulo abierto: Aumento de la presión intraocular lentamente. Tiene un componente genético.</text:p>
        </text:list-item>
        <text:list-item>
          <text:p text:style-name="P32">Glaucoma de ángulo cerrado: Aumento de la presión intraocular repentino.</text:p>
        </text:list-item>
        <text:list-item>
          <text:p text:style-name="P77">Glaucoma congénito: <text:s/>Se al nacer presenta cuando el ojo no se desarrolla normalmente, con frecuencia es hereditario.</text:p>
        </text:list-item>
        <text:list-item>
          <text:p text:style-name="P77">Glaucoma secundario. Sus principales causas son:</text:p>
        </text:list-item>
      </text:list>
      <text:list xml:id="list806674179028671182" text:style-name="L4">
        <text:list-item>
          <text:p text:style-name="P78">Fármacos como los corticoesteroides</text:p>
        </text:list-item>
        <text:list-item>
          <text:p text:style-name="P78">Enfermedades oculares como la <text:span text:style-name="T12">uveítis</text:span> (una infección de la capa media del ojo)</text:p>
        </text:list-item>
        <text:list-item>
          <text:p text:style-name="P78">Enfermedades como la diabetes</text:p>
        </text:list-item>
        <text:list-item>
          <text:p text:style-name="P78">Lesión ocular</text:p>
        </text:list-item>
      </text:list>
      <text:p text:style-name="P4"/>
      <text:p text:style-name="P4"/>
      <text:p text:style-name="P3">SÍNTOMAS</text:p>
      <text:p text:style-name="P14"/>
      <text:p text:style-name="P16">Glaucoma De Ángulo Abierto</text:p>
      <text:list xml:id="list209753369488195041" text:style-name="L5">
        <text:list-item>
          <text:p text:style-name="P15">La mayoría de las personas no presenta síntomas.</text:p>
        </text:list-item>
        <text:list-item>
          <text:p text:style-name="P18"><text:span text:style-name="T1">Pérdida lenta de la visión (periférica) lateral </text:span><text:span text:style-name="T2">(también llamada visión del túnel).</text:span></text:p>
          <text:p text:style-name="P15"/>
        </text:list-item>
      </text:list>
      <text:p text:style-name="P42">Glaucoma De Ángulo Cerrado</text:p>
      <text:p text:style-name="P8">Los síntomas pueden aparecer y desaparecer al principio o <text:span text:style-name="T8">empeorar constantemente. Usted puede notar:</text:span></text:p>
      <text:list xml:id="list4373252157293187081" text:style-name="L6">
        <text:list-item>
          <text:p text:style-name="P29">Dolor súbito e intenso en un ojo</text:p>
        </text:list-item>
        <text:list-item>
          <text:p text:style-name="P21"><text:span text:style-name="T6">Visión borrosa o disminuida, a menudo denominada "visión </text:span>nublada"</text:p>
        </text:list-item>
        <text:list-item>
          <text:p text:style-name="P29">Náuseas y vómitos</text:p>
        </text:list-item>
        <text:list-item>
          <text:p text:style-name="P29">Halos similares al arcoíris alrededor de las luces</text:p>
        </text:list-item>
        <text:list-item>
          <text:p text:style-name="P29">Enrojecimiento de los ojos</text:p>
        </text:list-item>
        <text:list-item>
          <text:p text:style-name="P29">Sensación de inflamación en el ojo</text:p>
        </text:list-item>
      </text:list>
      <text:p text:style-name="P8"/>
      <text:p text:style-name="P74">Glaucoma Congénito</text:p>
      <text:p text:style-name="P75"><text:span text:style-name="T6">Los síntomas se notan frecuentemente a los pocos meses de </text:span>edad en los niños.</text:p>
      <text:list xml:id="list5117337814556785173" text:style-name="L7">
        <text:list-item>
          <text:p text:style-name="P76">Opacidad en la parte frontal del ojo</text:p>
        </text:list-item>
        <text:list-item>
          <text:p text:style-name="P76">Agrandamiento de uno o ambos ojos</text:p>
        </text:list-item>
        <text:list-item>
          <text:p text:style-name="P76">Enrojecimiento de los ojos</text:p>
        </text:list-item>
        <text:list-item>
          <text:p text:style-name="P76">Sensibilidad a la luz</text:p>
        </text:list-item>
        <text:list-item>
          <text:p text:style-name="P76">Lagrimeo</text:p>
        </text:list-item>
      </text:list>
      <text:p text:style-name="P8"/>
      <text:p text:style-name="P79"><text:soft-page-break/>Glaucoma Secundario</text:p>
      <text:p text:style-name="P79"/>
      <text:p text:style-name="P79"><text:span text:style-name="T6">Según la causa, los síntomas pueden ser como de glaucoma </text:span>de ángulo abierto o de ángulo cerrado.</text:p>
      <text:p text:style-name="P79"/>
      <text:p text:style-name="P8"/>
      <text:p text:style-name="P8"/>
      <text:p text:style-name="P3">TRATAMIENTO</text:p>
      <text:p text:style-name="P2"/>
      <text:p text:style-name="P6"><text:span text:style-name="T9">Si usted ha tenido glaucoma agudo en un ojo, está en riesgo de tenerlo en el segundo ojo. Es probable que su proveedor de atención médica le trate el segundo ojo para prevenir un primer </text:span>ataque en ese ojo.</text:p>
      <text:p text:style-name="P3"/>
      <text:p text:style-name="P1"><text:span text:style-name="T9">El objetivo del tratamiento es reducir la presión ocular. El tratamiento depende del tipo de glaucoma que usted </text:span>tenga.</text:p>
      <text:p text:style-name="P6"/>
      <text:p text:style-name="P43">Glaucoma De Ángulo Abierto </text:p>
      <text:list xml:id="list1713095219821287404" text:style-name="L8">
        <text:list-item>
          <text:p text:style-name="P33">Fármacos en forma de gotas para los ojos.</text:p>
        </text:list-item>
        <text:list-item>
          <text:p text:style-name="P33"><text:span text:style-name="T8">Administración de</text:span> pastillas para disminuir la presión en el ojo.</text:p>
        </text:list-item>
        <text:list-item>
          <text:p text:style-name="P33">En la terapia con láser (se emplea un láser indoloro para abrir los canales por donde sale el líquido).</text:p>
        </text:list-item>
        <text:list-item>
          <text:p text:style-name="P33">Cirugía (El médico abrirá un nuevo canal de <text:span text:style-name="T8">manera que el líquido pueda escapar bajando de esta forma la presión intraocular).</text:span></text:p>
        </text:list-item>
        <text:list-item>
          <text:p text:style-name="P33">Implantes (pueden ayudar a tratar el glaucoma en personas que se <text:span text:style-name="T8">someten a cirugía para las cataratas).</text:span></text:p>
        </text:list-item>
      </text:list>
      <text:p text:style-name="P6"/>
      <text:p text:style-name="P43">Glaucoma De Ángulo Agudo</text:p>
      <text:p text:style-name="P6"/>
      <text:p text:style-name="P6"><text:span text:style-name="T9">Un ataque de glaucoma de ángulo cerrado agudo es una emergencia médica. Se puede presentar ceguera en unos </text:span>cuantos días si no recibe tratamiento.</text:p>
      <text:list xml:id="list3975239797858024102" text:style-name="L9">
        <text:list-item>
          <text:p text:style-name="P23"><text:span text:style-name="T9">Medicación por vía intravenosa para bajar la presión del </text:span>ojo.</text:p>
        </text:list-item>
        <text:list-item>
          <text:p text:style-name="P23"><text:span text:style-name="T9">Operación de emergencia (iridotomía: <text:s/>el médico utiliza un láser </text:span>para abrir un nuevo canal en el iris que evitará otro ataque).</text:p>
          <text:p text:style-name="P23"/>
        </text:list-item>
      </text:list>
      <text:p text:style-name="P79">Glaucoma Congénito</text:p>
      <text:list xml:id="list3967404369639112846" text:style-name="L10">
        <text:list-item>
          <text:p text:style-name="P80">Cirugía (anestesia general)</text:p>
        </text:list-item>
      </text:list>
      <text:p text:style-name="P79"/>
      <text:p text:style-name="P79">Glaucoma Secundario </text:p>
      <text:p text:style-name="P79">Dependiendo de la causa, el tratamiento será el mismo que en el caso de glaucoma de ángulo abierto o agudo.</text:p>
      <text:p text:style-name="P79"/>
      <text:p text:style-name="P13">CATARATAS</text:p>
      <text:p text:style-name="P4"/>
      <text:p text:style-name="P8">Una catarata es una opacidad del cristalino del ojo.</text:p>
      <text:p text:style-name="P4">El cristalino del ojo normalmente es transparente. Actúa como una lente en una cámara, enfocando la luz a medida que esta pasa hasta la parte posterior del ojo.</text:p>
      <text:p text:style-name="P4">Hasta los 45 años de edad aproximadamente, la forma del cristalino es capaz de cambiar. Esto permite que el cristalino enfoque sobre un objeto, ya sea que esté cerca o lejos.</text:p>
      <text:p text:style-name="P4">A medida que una persona envejece, las proteínas del cristalino comienzan a descomponerse. En consecuencia, este se torna opaco. Lo que el ojo ve puede aparecer borroso.</text:p>
      <text:p text:style-name="P11"/>
      <text:p text:style-name="P11"/>
      <text:p text:style-name="P11">CAUSAS</text:p>
      <text:p text:style-name="P4"><text:s/></text:p>
      <text:list xml:id="list1938486447772497322" text:style-name="L11">
        <text:list-item>
          <text:p text:style-name="P35">Diabetes</text:p>
        </text:list-item>
        <text:list-item>
          <text:p text:style-name="P35">Inflamación del ojo</text:p>
        </text:list-item>
        <text:list-item>
          <text:p text:style-name="P35">Lesión en el ojo</text:p>
        </text:list-item>
        <text:list-item>
          <text:p text:style-name="P35">Antecedentes familiares de cataratas</text:p>
        </text:list-item>
        <text:list-item>
          <text:p text:style-name="P35">Uso prolongado de corticosteroides (tomados por vía oral) o algunas otras medicinas</text:p>
        </text:list-item>
        <text:list-item>
          <text:p text:style-name="P35">Exposición a la radiación</text:p>
        </text:list-item>
        <text:list-item>
          <text:p text:style-name="P35">Tabaquismo</text:p>
        </text:list-item>
        <text:list-item>
          <text:p text:style-name="P35">Cirugía por otro problema ocular</text:p>
        </text:list-item>
        <text:list-item>
          <text:p text:style-name="P35">Demasiada exposición a la luz ultravioleta (luz solar)</text:p>
        </text:list-item>
        <text:list-item>
          <text:p text:style-name="P35">En muchos casos, la causa de la catarata se desconoce.</text:p>
        </text:list-item>
      </text:list>
      <text:p text:style-name="P11"/>
      <text:p text:style-name="P11"/>
      <text:p text:style-name="P11">SÍNTOMAS</text:p>
      <text:p text:style-name="P8"/>
      <text:list xml:id="list8435133386664283817" text:style-name="L12">
        <text:list-item>
          <text:p text:style-name="P31">Ser sensible al resplandor</text:p>
        </text:list-item>
        <text:list-item>
          <text:p text:style-name="P31">Visión nublada, borrosa, difusa o velada</text:p>
        </text:list-item>
        <text:list-item>
          <text:p text:style-name="P31">Dificultad para ver en la noche o con luz tenue</text:p>
        </text:list-item>
        <text:list-item>
          <text:p text:style-name="P31">Visión doble</text:p>
        </text:list-item>
        <text:list-item>
          <text:p text:style-name="P31">Pérdida de la intensidad de los colores</text:p>
        </text:list-item>
        <text:list-item>
          <text:p text:style-name="P31">Problemas para ver contornos contra un fondo o la <text:span text:style-name="T8">diferencia entre sombras de colores</text:span></text:p>
        </text:list-item>
        <text:list-item>
          <text:p text:style-name="P31">Ver halos alrededor de las luces</text:p>
        </text:list-item>
        <text:list-item>
          <text:p text:style-name="P31">Cambios frecuentes en las prescripciones de anteojos</text:p>
        </text:list-item>
        <text:list-item>
          <text:p text:style-name="P71"><text:span text:style-name="T1"><text:s/>Las cataratas llevan a una disminución en la visión, incluso </text:span><text:span text:style-name="T2">con la luz del día. </text:span></text:p>
          <text:p text:style-name="P24"/>
        </text:list-item>
      </text:list>
      <text:p text:style-name="P11"/>
      <text:p text:style-name="P11">TRATAMIENTO</text:p>
      <text:p text:style-name="P11"/>
      <text:list xml:id="list1861956151956636132" text:style-name="L13">
        <text:list-item>
          <text:p text:style-name="P36">El único tratamiento para una catarata es la cirugía (extirpación).</text:p>
        </text:list-item>
      </text:list>
      <text:p text:style-name="P4"/>
      <text:p text:style-name="P4">Recomendaciones para una catarata incipiente:</text:p>
      <text:list xml:id="list8034636612109705109" text:style-name="L14">
        <text:list-item>
          <text:p text:style-name="P37">Cambio en la prescripción de anteojos</text:p>
        </text:list-item>
        <text:list-item>
          <text:p text:style-name="P37">Mejor iluminación</text:p>
        </text:list-item>
        <text:list-item>
          <text:p text:style-name="P37">Lentes de aumento</text:p>
        </text:list-item>
        <text:list-item>
          <text:p text:style-name="P37">Gafas de sol</text:p>
        </text:list-item>
      </text:list>
      <text:p text:style-name="P44"/>
      <text:p text:style-name="P44"/>
      <text:p text:style-name="P44"/>
      <text:p text:style-name="P10"><text:soft-page-break/>CONJUNTIVITIS</text:p>
      <text:p text:style-name="P4"/>
      <text:p text:style-name="P4">Es la hinchazón (inflamación) o infección de la conjuntiva, la membrana que recubre los párpados y cubre la esclerótica del ojo.</text:p>
      <text:p text:style-name="P6"/>
      <text:p text:style-name="P6">CAUSAS</text:p>
      <text:list xml:id="list6573359533413416946" text:style-name="L15">
        <text:list-item>
          <text:p text:style-name="P25"><text:span text:style-name="T9">La conjuntivitis casi siempre es causada por un virus. La conjuntivitis viral se denomina "queratoconjuntivitis" (conjuntivitis aguda) y ciertas formas de ésta se pueden propagar fácilmente entre </text:span>los niños.</text:p>
        </text:list-item>
        <text:list-item>
          <text:p text:style-name="P38">Alergias (conjuntivitis alérgica)</text:p>
        </text:list-item>
        <text:list-item>
          <text:p text:style-name="P38">Bacterias</text:p>
        </text:list-item>
        <text:list-item>
          <text:p text:style-name="P38">Ciertas enfermedades</text:p>
        </text:list-item>
        <text:list-item>
          <text:p text:style-name="P38">Exposición a químicos</text:p>
        </text:list-item>
        <text:list-item>
          <text:p text:style-name="P38">Clamidia</text:p>
        </text:list-item>
        <text:list-item>
          <text:p text:style-name="P38">Hongos</text:p>
        </text:list-item>
        <text:list-item>
          <text:p text:style-name="P38">Parásitos (rara vez)</text:p>
        </text:list-item>
        <text:list-item>
          <text:p text:style-name="P38">Uso de lentes de contacto (especialmente lentes de uso prolongado)</text:p>
        </text:list-item>
        <text:list-item>
          <text:p text:style-name="P38">Los recién nacidos pueden ser infectados por la bacteria en la vía del parto. Esta afección se denomina oftalmia neonatal y se debe tratar de inmediato para preservar la visión.</text:p>
        </text:list-item>
      </text:list>
      <text:p text:style-name="P4"/>
      <text:p text:style-name="P4"/>
      <text:p text:style-name="P4"/>
      <text:p text:style-name="P4">SÍNTOMAS</text:p>
      <text:list xml:id="list7613997787604473053" text:style-name="L16">
        <text:list-item>
          <text:p text:style-name="P39">Visión borrosa</text:p>
        </text:list-item>
        <text:list-item>
          <text:p text:style-name="P39">Costras que se forman en el párpado durante la noche</text:p>
        </text:list-item>
        <text:list-item>
          <text:p text:style-name="P39">Dolor de ojos</text:p>
        </text:list-item>
        <text:list-item>
          <text:p text:style-name="P39">Sensación arenosa en los ojos</text:p>
        </text:list-item>
        <text:list-item>
          <text:p text:style-name="P39">Aumento del lagrimeo</text:p>
        </text:list-item>
        <text:list-item>
          <text:p text:style-name="P39">Picazón en los ojos</text:p>
        </text:list-item>
        <text:list-item>
          <text:p text:style-name="P39">Enrojecimiento de los ojos</text:p>
        </text:list-item>
        <text:list-item>
          <text:p text:style-name="P39">Sensibilidad a la luz</text:p>
        </text:list-item>
      </text:list>
      <text:p text:style-name="P6"/>
      <text:p text:style-name="P6"/>
      <text:p text:style-name="P4">TRATAMIENTO</text:p>
      <text:p text:style-name="P4">El tratamiento de la conjuntivitis depende de la causa:</text:p>
      <text:p text:style-name="P4"/>
      <text:p text:style-name="P4">Conjuntivitis alérgica:</text:p>
      <text:list xml:id="list7691945658194036718" text:style-name="L17">
        <text:list-item>
          <text:p text:style-name="P26"><text:span text:style-name="T9">Mejora cuando se tratan las alergias y puede desaparecer por sí sola cuando se </text:span>evitan los desencadenantes de dichas alergias.</text:p>
        </text:list-item>
        <text:list-item>
          <text:p text:style-name="P26">Este tipo de conjuntivitis se puede aliviar con la aplicación de compresas frías.</text:p>
        </text:list-item>
      </text:list>
      <text:p text:style-name="P6"/>
      <text:p text:style-name="P6">Conjuntivitis bacteriana:</text:p>
      <text:list xml:id="list9052699062820021443" text:style-name="L18">
        <text:list-item>
          <text:p text:style-name="P40">Los medicamentos con antibióticos, casi siempre en la forma de gotas oftálmicas</text:p>
        </text:list-item>
        <text:list-item>
          <text:p text:style-name="P40">aplicación de compresas tibias sobre los ojos cerrados.</text:p>
          <text:p text:style-name="P40"/>
        </text:list-item>
      </text:list>
      <text:p text:style-name="P6">La conjuntivitis viral:</text:p>
      <text:list xml:id="list490361520779155895" text:style-name="L19">
        <text:list-item>
          <text:p text:style-name="P27">Desaparece por sí sola. Las gotas oftálmicas con esteroides suaves pueden ayudar a aliviar la molestia.</text:p>
        </text:list-item>
        <text:list-item>
          <text:p text:style-name="P41">Aplicación de compresas tibias sobre los ojos cerrados.</text:p>
        </text:list-item>
      </text:list>
      <text:p text:style-name="P6"/>
      <text:p text:style-name="P81"><text:span text:style-name="T9">DESPRENDIMIENTO </text:span>DE RETINA</text:p>
      <text:p text:style-name="P48"/>
      <text:p text:style-name="P4">Es la separación de la membrana sensible a la luz (retina) en la parte posterior del ojo de sus capas de soporte.</text:p>
      <text:p text:style-name="P6"><text:span text:style-name="T9">Cuando se presenta el desprendimiento de retina, el sangrado proveniente de los vasos sanguíneos cercanos puede causar opacidad en el interior del ojo, de manera que es posible que usted </text:span>no vea claramente o que no vea en absoluto. La visión central puede resultar seriamente afectada si la mácula, la parte de la retina responsable de la visión fina y detallada, se desprende.</text:p>
      <text:p text:style-name="P6"/>
      <text:p text:style-name="P6">CAUSAS</text:p>
      <text:list xml:id="list8302340254548318255" text:style-name="L20">
        <text:list-item>
          <text:p text:style-name="P60"><text:span text:style-name="T9">El tipo más común de desprendimiento de retina con frecuencia se debe a un desgarro o perforación en dicha retina, a través del cual se pueden filtrar los líquidos del ojo. Esto causa la </text:span>separación de la retina de los tejidos subyacentes, muy parecido a una burbuja debajo de un papel decorativo. Esto casi siempre se debe a una afección llamada desprendimiento vítreo posterior.</text:p>
        </text:list-item>
        <text:list-item>
          <text:p text:style-name="P60">También puede ser causado por un traumatismo y una miopía muy grave. </text:p>
        </text:list-item>
        <text:list-item>
          <text:p text:style-name="P60">Un antecedente familiar de desprendimiento de retina también incrementa el riesgo.</text:p>
        </text:list-item>
        <text:list-item>
          <text:p text:style-name="P60"><text:span text:style-name="T9">Otro tipo de desprendimiento de retina se denomina desprendimiento por tracción. Este tipo ocurre en personas con diabetes no controlada, que tienen antecedentes de cirugía de retina o que </text:span>tienen inflamación crónica.</text:p>
        </text:list-item>
      </text:list>
      <text:p text:style-name="P4"/>
      <text:p text:style-name="P4"/>
      <text:p text:style-name="P4">SÍNTOMAS:</text:p>
      <text:list xml:id="list7127881717700949407" text:style-name="L21">
        <text:list-item>
          <text:p text:style-name="P50">Destellos de luz brillante, especialmente en la visión periférica</text:p>
        </text:list-item>
        <text:list-item>
          <text:p text:style-name="P50">Visión borrosa</text:p>
        </text:list-item>
        <text:list-item>
          <text:p text:style-name="P50">Moscas volantes en el ojo</text:p>
        </text:list-item>
        <text:list-item>
          <text:p text:style-name="P50">Sombra o ceguera en una parte del campo visual de un ojo</text:p>
        </text:list-item>
      </text:list>
      <text:p text:style-name="P4"/>
      <text:p text:style-name="P4"/>
      <text:p text:style-name="P4">TRATAMIENTO</text:p>
      <text:list xml:id="list633153334129418292" text:style-name="L23">
        <text:list-item>
          <text:p text:style-name="P51">Cirugía:</text:p>
          <text:list>
            <text:list-item>
              <text:p text:style-name="P61">Retinopexia neumática: <text:span text:style-name="T9">colocar una burbuja de gas en el ojo.</text:span></text:p>
            </text:list-item>
            <text:list-item>
              <text:p text:style-name="P51">Introflexión o indentación escleral: empujar suavemente la pared del ojo hacia arriba contra la retina.</text:p>
            </text:list-item>
            <text:list-item>
              <text:p text:style-name="P61"><text:span text:style-name="T9">Vitrectomía: extraer el gel o el tejido cicatricial que tira de la retina, empleada para los desprendimientos o </text:span>desgarros más grandes.</text:p>
              <text:p text:style-name="P51"><text:span text:style-name="T9"/></text:p>
            </text:list-item>
          </text:list>
        </text:list-item>
      </text:list>
      <text:list xml:id="list3894516847931659754" text:style-name="L22">
        <text:list-header>
          <text:p text:style-name="P62"><text:span text:style-name="T2"/></text:p>
          <text:p text:style-name="P62"/>
          <text:p text:style-name="P47"/>
        </text:list-header>
      </text:list>
      <text:p text:style-name="P82">ACROMATOPSIA</text:p>
      <text:p text:style-name="P9"/>
      <text:p text:style-name="P7"><text:span text:style-name="T6">Enfermedad congénita, </text:span>hereditaria, cuya patología radica en la malformación de los conos, por lo que hay incapacidad de distinguir algunos colores, pudiendo llegar a una ceguera total de los colores.</text:p>
      <text:p text:style-name="P7"/>
      <text:p text:style-name="P5"/>
      <text:p text:style-name="P5">CAUSAS</text:p>
      <text:list xml:id="list5478349792217854229" text:style-name="L24">
        <text:list-item>
          <text:p text:style-name="P53">Genética debido a un gen recesivo ligado al sexo, siendo más común en hombres.</text:p>
        </text:list-item>
      </text:list>
      <text:p text:style-name="P5"/>
      <text:p text:style-name="P5"/>
      <text:p text:style-name="P5">SINTOMAS</text:p>
      <text:list xml:id="list8211549998178400046" text:style-name="L25">
        <text:list-item>
          <text:p text:style-name="P64">A<text:span text:style-name="T9">lteración para discriminar los colores y tono normales.</text:span></text:p>
        </text:list-item>
        <text:list-item>
          <text:p text:style-name="P64"><text:span text:style-name="T11">Fotosensibilidad grave </text:span></text:p>
        </text:list-item>
        <text:list-item>
          <text:p text:style-name="P64"><text:span text:style-name="T11">Deterioro de la visión</text:span></text:p>
        </text:list-item>
        <text:list-item>
          <text:p text:style-name="P64"><text:span text:style-name="T11">Agudeza visual es muy baja especialmente </text:span><text:span text:style-name="T10">en los espacios con altos niveles de iluminación.</text:span></text:p>
        </text:list-item>
      </text:list>
      <text:p text:style-name="P65"/>
      <text:p text:style-name="P5"/>
      <text:p text:style-name="P5">TRATAMIENTO</text:p>
      <text:p text:style-name="P5"/>
      <text:p text:style-name="P7"><text:span text:style-name="T6">No se puede tratar, lo mejor es conocerlo, hacerse un diagnóstico y aprender </text:span>a vivir con las dificultades conocidas. </text:p>
      <text:p text:style-name="P5"/>
      <text:p text:style-name="P82">ESTRABISMO</text:p>
      <text:p text:style-name="P5"/>
      <text:p text:style-name="P5">Es un trastorno en el cual los dos ojos no se alinean en la misma dirección y, por lo tanto, no miran al mismo objeto al mismo tiempo. La afección se conoce más comúnmente como "ojos bizcos" (estrabismo convergente).</text:p>
      <text:p text:style-name="P65"/>
      <text:p text:style-name="P65">CAUSAS</text:p>
      <text:list xml:id="list657591226989276542" text:style-name="L27">
        <text:list-item>
          <text:p text:style-name="P73"><text:span text:style-name="T5">La mayoría de las veces, el problema tiene que ver con el control muscular y no con la fortaleza del músculo.</text:span></text:p>
        </text:list-item>
        <text:list-item>
          <text:p text:style-name="P66"><text:span text:style-name="T9">En la mayoría de los niños con estrabismo, la causa se desconoce.</text:span></text:p>
        </text:list-item>
        <text:list-item>
          <text:p text:style-name="P72"><text:span text:style-name="T3">Algunas veces, la </text:span><text:span text:style-name="T2">ambliopía, tambien llamada</text:span><text:span text:style-name="T4"> “ojo vago” </text:span><text:span text:style-name="T2">se presenta primero y causa el estrabismo. </text:span></text:p>
        </text:list-item>
      </text:list>
      <text:p text:style-name="P54"/>
      <text:p text:style-name="P54">El estrabismo que aparece en los adultos puede ser causado por:</text:p>
      <text:list xml:id="list5422788881239946750" text:style-name="L29">
        <text:list-item>
          <text:p text:style-name="P55">Botulismo</text:p>
        </text:list-item>
        <text:list-item>
          <text:p text:style-name="P55">Diabetes (causa una afección conocida como estrabismo paralítico adquirido)</text:p>
        </text:list-item>
        <text:list-item>
          <text:p text:style-name="P55">Enfermedad de Graves</text:p>
        </text:list-item>
        <text:list-item>
          <text:p text:style-name="P55">Síndrome de Guillain-Barré</text:p>
        </text:list-item>
        <text:list-item>
          <text:p text:style-name="P55">Lesión en el ojo</text:p>
        </text:list-item>
        <text:list-item>
          <text:p text:style-name="P55">Intoxicación por mariscos</text:p>
        </text:list-item>
        <text:list-item>
          <text:p text:style-name="P55">Accidente cerebrovascular</text:p>
        </text:list-item>
        <text:list-item>
          <text:p text:style-name="P55">Lesión cerebral traumática</text:p>
        </text:list-item>
        <text:list-item>
          <text:p text:style-name="P55">Pérdida de la visión por cualquier enfermedad o lesión ocular</text:p>
        </text:list-item>
      </text:list>
      <text:p text:style-name="P7"/>
      <text:p text:style-name="P7">SÍNTOMAS</text:p>
      <text:p text:style-name="P5"/>
      <text:list xml:id="list5727945795064775550" text:style-name="L30">
        <text:list-item>
          <text:p text:style-name="P56">Visión doble.</text:p>
        </text:list-item>
        <text:list-item>
          <text:p text:style-name="P56">Ojos que no se alinean en la misma dirección.</text:p>
        </text:list-item>
        <text:list-item>
          <text:p text:style-name="P56">Movimientos oculares descoordinados (los ojos no se mueven juntos).</text:p>
        </text:list-item>
        <text:list-item>
          <text:p text:style-name="P56">Pérdida de la visión o de la percepción de profundidad. </text:p>
          <text:p text:style-name="P56"/>
        </text:list-item>
      </text:list>
      <text:p text:style-name="P5">Pueden estar presentes todo el tiempo o pueden aparecer y desaparecer.</text:p>
      <text:p text:style-name="P5"/>
      <text:p text:style-name="P65"/>
      <text:p text:style-name="P65">TRATAMIENTO</text:p>
      <text:list xml:id="list7396042024493599777" text:style-name="L31">
        <text:list-item>
          <text:p text:style-name="P67">Gafas graduadas</text:p>
        </text:list-item>
        <text:list-item>
          <text:p text:style-name="P67"><text:span text:style-name="T9">tratar la ambliopía: se coloca un parche sobre el ojo bueno, lo cual obliga al ojo más </text:span>débil a trabajar más intensamente y obtener una mejor visión.</text:p>
        </text:list-item>
        <text:list-item>
          <text:p text:style-name="P67"><text:span text:style-name="T9">Cirugía de los músculos oculares. Se fortalecerán </text:span>o se debilitarán diferentes músculos en el ojo. Si el estrabismo ha ocurrido debido a la pérdida de la visión, será necesario corregirla antes.</text:p>
        </text:list-item>
        <text:list-item>
          <text:p text:style-name="P67"><text:span text:style-name="T9">Para casos leves, ejercicios de los </text:span>músculos oculares para ayudarles a mantener los ojos derechos.</text:p>
        </text:list-item>
      </text:list>
      <text:p text:style-name="P46"/>
      <text:p text:style-name="P46"/>
      <text:p text:style-name="P44"/>
      <text:p text:style-name="P82">PRESBICIA</text:p>
      <text:p text:style-name="P5"/>
      <text:p text:style-name="P5">Es una afección en la cual el cristalino del ojo pierde su capacidad para enfocar. Esto dificulta el hecho de ver objetos cercanos.</text:p>
      <text:p text:style-name="P65"/>
      <text:p text:style-name="P65"/>
      <text:p text:style-name="P5">CAUSAS</text:p>
      <text:list xml:id="list5609241730611633104" text:style-name="L32">
        <text:list-item>
          <text:p text:style-name="P57">La principal causa es la edad, lo que conlleva:</text:p>
          <text:list>
            <text:list-item>
              <text:p text:style-name="P57">Pérdida de elasticidad del cristalino.</text:p>
            </text:list-item>
            <text:list-item>
              <text:p text:style-name="P57">Pérdida del tono de los músculos ciliares.</text:p>
            </text:list-item>
          </text:list>
          <text:p text:style-name="P68"/>
        </text:list-item>
      </text:list>
      <text:p text:style-name="P5"/>
      <text:p text:style-name="P5">SÍNTOMAS</text:p>
      <text:p text:style-name="P5"/>
      <text:list xml:id="list1116605605158822366" text:style-name="L33">
        <text:list-item>
          <text:p text:style-name="P58">Disminución en la capacidad para enfocar objetos cercanos</text:p>
        </text:list-item>
        <text:list-item>
          <text:p text:style-name="P58">Fatiga ocular</text:p>
        </text:list-item>
        <text:list-item>
          <text:p text:style-name="P58">Dolor de cabeza</text:p>
        </text:list-item>
      </text:list>
      <text:p text:style-name="P54"/>
      <text:p text:style-name="P5"/>
      <text:p text:style-name="P5">TRATAMIENTO</text:p>
      <text:p text:style-name="P5"/>
      <text:list xml:id="list267258197254579730" text:style-name="L34">
        <text:list-item>
          <text:p text:style-name="P69"><text:span text:style-name="T9">No existe cura.</text:span></text:p>
        </text:list-item>
        <text:list-item>
          <text:p text:style-name="P69"><text:span text:style-name="T9"><text:s/>Conforme empeora la presbicia necesitará una corrección óptica</text:span>.</text:p>
        </text:list-item>
        <text:list-item>
          <text:p text:style-name="P69">Está en desarrollo la corrección mediante cirugía.</text:p>
        </text:list-item>
      </text:list>
      <text:p text:style-name="P46"/>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OpenSymbol" svg:font-family="OpenSymbol"/>
    <style:font-face style:name="Segoe UI1" svg:font-family="'Segoe UI'" style:font-adornments="Normal"/>
    <style:font-face style:name="Mangal" svg:font-family="Mangal" style:font-pitch="variable"/>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18T20:07:19.77</meta:creation-date>
    <dc:date>2017-01-19T19:57:23.30</dc:date>
    <meta:editing-duration>PT4H1M18S</meta:editing-duration>
    <meta:editing-cycles>5</meta:editing-cycles>
    <meta:generator>OpenOffice/4.1.1$Win32 OpenOffice.org_project/411m6$Build-9775</meta:generator>
    <meta:document-statistic meta:table-count="0" meta:image-count="0" meta:object-count="0" meta:page-count="9" meta:paragraph-count="207" meta:word-count="2063" meta:character-count="12260"/>
  </office:meta>
</office:document-meta>
</file>